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6.529cm" fo:min-width="7.227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75cm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06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8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-color="#ffffd7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ce181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9" draw:id="id9" draw:layer="layout" svg:width="7.727cm" svg:height="6.779cm" svg:x="19.756cm" svg:y="1.772cm">
          <text:p text:style-name="P3"><text:span text:style-name="T1">Serial 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" draw:id="id7" draw:layer="layout" svg:width="5.568cm" svg:height="13.919cm" svg:x="6.845cm" svg:y="1.879cm">
          <text:p text:style-name="P3"><text:span text:style-name="T1">Register</text:span></text:p>
          <text:p text:style-name="P3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10" draw:id="id10" draw:layer="layout" svg:width="4.646cm" svg:height="3.083cm" svg:x="0.128cm" svg:y="7.287cm">
          <draw:text-box>
            <text:p text:style-name="P6"><text:span text:style-name="T2">CPU i</text:span><text:span text:style-name="T3">/f</text:span></text:p>
            <text:p text:style-name="P6"><text:span text:style-name="T3">(Native or </text:span></text:p>
            <text:p text:style-name="P6"><text:span text:style-name="T3">AXI4 Lite)</text:span></text:p>
          </draw:text-box>
        </draw:frame>
        <draw:frame draw:style-name="gr7" draw:text-style-name="P8" xml:id="id1" draw:id="id1" draw:layer="layout" svg:width="1.78cm" svg:height="1.558cm" svg:x="1.52cm" svg:y="15.961cm">
          <draw:text-box>
            <text:p text:style-name="P6"><text:span text:style-name="T4">clk</text:span></text:p>
          </draw:text-box>
        </draw:frame>
        <draw:frame draw:style-name="gr8" draw:text-style-name="P8" xml:id="id6" draw:id="id6" draw:layer="layout" svg:width="1.675cm" svg:height="1.558cm" svg:x="1.52cm" svg:y="17.161cm">
          <draw:text-box>
            <text:p text:style-name="P6"><text:span text:style-name="T4">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4" draw:text-style-name="P4" xml:id="id8" draw:id="id8" draw:layer="layout" svg:width="7.727cm" svg:height="6.779cm" svg:x="19.756cm" svg:y="9.033cm">
          <text:p text:style-name="P3"><text:span text:style-name="T1">Serial 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642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xml:id="id5" draw:id="id5" draw:layer="layout" svg:width="0.567cm" svg:height="0.952cm" draw:transform="rotate (-1.58283909863366) translate (20.636cm 7.4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2.051cm" svg:height="0.962cm" svg:x="14.555cm" svg:y="2.373cm">
          <draw:text-box>
            <text:p><text:span text:style-name="T5">tx_en</text:span></text:p>
          </draw:text-box>
        </draw:frame>
        <draw:custom-shape draw:style-name="gr12" draw:text-style-name="P11" draw:layer="layout" svg:width="0.046cm" svg:height="0.07cm" svg:x="19.754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2.085cm" svg:height="0.962cm" svg:x="14.55cm" svg:y="11.434cm">
          <draw:text-box>
            <text:p><text:span text:style-name="T5">rx_en</text:span></text:p>
          </draw:text-box>
        </draw:frame>
        <draw:frame draw:style-name="gr14" draw:text-style-name="P10" draw:layer="layout" svg:width="4.477cm" svg:height="0.962cm" svg:x="13.557cm" svg:y="4.273cm">
          <draw:text-box>
            <text:p><text:span text:style-name="T5">tx_data</text:span></text:p>
          </draw:text-box>
        </draw:frame>
        <draw:frame draw:style-name="gr15" draw:text-style-name="P10" draw:layer="layout" svg:width="4.405cm" svg:height="0.962cm" svg:x="14cm" svg:y="12.904cm">
          <draw:text-box>
            <text:p><text:span text:style-name="T5">rx_data</text:span></text:p>
          </draw:text-box>
        </draw:frame>
        <draw:frame draw:style-name="gr16" draw:text-style-name="P10" draw:layer="layout" svg:width="3.288cm" svg:height="0.962cm" svg:x="12.698cm" svg:y="7.751cm">
          <draw:text-box>
            <text:p><text:span text:style-name="T5">soft_reset</text:span></text:p>
          </draw:text-box>
        </draw:frame>
        <draw:frame draw:style-name="gr17" draw:text-style-name="P12" draw:layer="layout" svg:width="2.358cm" svg:height="1.195cm" svg:x="30.908cm" svg:y="9.978cm">
          <draw:text-box>
            <text:p><text:span text:style-name="T6">rxd</text:span></text:p>
          </draw:text-box>
        </draw:frame>
        <draw:connector draw:style-name="gr18" draw:text-style-name="P11" draw:layer="layout" draw:line-skew="5.734cm" svg:x1="3.3cm" svg:y1="16.74cm" svg:x2="12.43cm" svg:y2="14.997cm" draw:start-shape="id1" draw:end-shape="id2" draw:end-glue-point="7" svg:d="M3300 16740h15367v-1743h-6237" svg:viewBox="0 0 15368 1744">
          <text:p/>
        </draw:connector>
        <draw:connector draw:style-name="gr18" draw:text-style-name="P11" xml:id="id4" draw:id="id4" draw:layer="layout" draw:line-skew="7.176cm" svg:x1="3.3cm" svg:y1="16.74cm" svg:x2="19.686cm" svg:y2="14.995cm" draw:start-shape="id1" draw:start-glue-point="1" draw:end-shape="id3" draw:end-glue-point="7" svg:d="M3300 16740h15367v-1745h1019" svg:viewBox="0 0 16387 1746">
          <text:p/>
        </draw:connector>
        <draw:connector draw:style-name="gr18" draw:text-style-name="P11" draw:layer="layout" svg:x1="18.667cm" svg:y1="15.867cm" svg:x2="19.68cm" svg:y2="7.757cm" draw:start-shape="id4" draw:start-glue-point="0" draw:end-shape="id5" draw:end-glue-point="7" svg:d="M18667 15867v-8110h1013" svg:viewBox="0 0 1014 8111">
          <text:p/>
        </draw:connector>
        <draw:line draw:style-name="gr19" draw:text-style-name="P2" draw:layer="layout" svg:x1="19.684cm" svg:y1="13.97cm" svg:x2="12.445cm" svg:y2="13.97cm">
          <text:p/>
        </draw:line>
        <draw:line draw:style-name="gr19" draw:text-style-name="P2" draw:layer="layout" svg:x1="12.444cm" svg:y1="12.42cm" svg:x2="19.683cm" svg:y2="12.42cm">
          <text:p/>
        </draw:line>
        <draw:line draw:style-name="gr19" draw:text-style-name="P2" draw:layer="layout" svg:x1="12.444cm" svg:y1="5.32cm" svg:x2="19.683cm" svg:y2="5.32cm">
          <text:p/>
        </draw:line>
        <draw:line draw:style-name="gr19" draw:text-style-name="P2" draw:layer="layout" svg:x1="12.444cm" svg:y1="3.52cm" svg:x2="19.683cm" svg:y2="3.52cm">
          <text:p/>
        </draw:line>
        <draw:connector draw:style-name="gr20" draw:text-style-name="P11" draw:layer="layout" svg:x1="3.195cm" svg:y1="17.94cm" svg:x2="9.629cm" svg:y2="15.798cm" draw:start-shape="id6" draw:start-glue-point="1" draw:end-shape="id7" draw:end-glue-point="2" svg:d="M3195 17940h6434v-2142" svg:viewBox="0 0 6435 2143">
          <text:p/>
        </draw:connector>
        <draw:connector draw:style-name="gr20" draw:text-style-name="P11" draw:layer="layout" svg:x1="3.195cm" svg:y1="17.94cm" svg:x2="23.619cm" svg:y2="15.812cm" draw:start-shape="id6" draw:start-glue-point="1" draw:end-shape="id8" draw:end-glue-point="2" svg:d="M3195 17940h20424v-2128" svg:viewBox="0 0 20425 2129">
          <text:p/>
        </draw:connector>
        <draw:connector draw:style-name="gr20" draw:text-style-name="P11" draw:layer="layout" draw:line-skew="17.225cm" svg:x1="3.195cm" svg:y1="17.94cm" svg:x2="23.619cm" svg:y2="1.772cm" draw:start-shape="id6" draw:start-glue-point="1" draw:end-shape="id9" draw:end-glue-point="0" svg:d="M3195 17940h25505v-16670h-5081v502" svg:viewBox="0 0 25506 16671">
          <text:p/>
        </draw:connector>
        <draw:connector draw:style-name="gr19" draw:text-style-name="P2" draw:layer="layout" draw:line-skew="-0.045cm" svg:x1="12.413cm" svg:y1="8.838cm" svg:x2="19.683cm" svg:y2="6.522cm" draw:start-shape="id7" draw:start-glue-point="1" svg:d="M12413 8838h3841v-2316h3429" svg:viewBox="0 0 7271 2317">
          <text:p/>
        </draw:connector>
        <draw:connector draw:style-name="gr19" draw:text-style-name="P2" draw:layer="layout" draw:line-skew="0.199cm" svg:x1="12.405cm" svg:y1="8.859cm" svg:x2="19.704cm" svg:y2="10.861cm" svg:d="M12405 8859h3849v2002h3450" svg:viewBox="0 0 7300 2003">
          <text:p/>
        </draw:connector>
        <draw:connector draw:style-name="gr21" draw:text-style-name="P2" draw:layer="layout" draw:type="line" svg:x1="4.774cm" svg:y1="8.828cm" svg:x2="6.845cm" svg:y2="8.838cm" draw:start-shape="id10" draw:start-glue-point="1" draw:end-shape="id7" draw:end-glue-point="3" svg:d="M4774 8828l2071 10" svg:viewBox="0 0 2072 11">
          <text:p/>
        </draw:connector>
        <draw:frame draw:style-name="gr17" draw:text-style-name="P12" draw:layer="layout" svg:width="2.333cm" svg:height="1.195cm" svg:x="31.025cm" svg:y="2.202cm">
          <draw:text-box>
            <text:p><text:span text:style-name="T6">txd</text:span></text:p>
          </draw:text-box>
        </draw:frame>
        <draw:frame draw:style-name="gr17" draw:text-style-name="P13" draw:layer="layout" svg:width="2.358cm" svg:height="1.195cm" svg:x="31.224cm" svg:y="13.008cm">
          <draw:text-box>
            <text:p><text:span text:style-name="T3">cts</text:span></text:p>
          </draw:text-box>
        </draw:frame>
        <draw:frame draw:style-name="gr17" draw:text-style-name="P13" draw:layer="layout" svg:width="2.358cm" svg:height="1.195cm" svg:x="31.288cm" svg:y="5.998cm">
          <draw:text-box>
            <text:p><text:span text:style-name="T3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ustom-shape draw:style-name="gr22" draw:text-style-name="P14" draw:layer="layout" svg:width="0.254cm" svg:height="0.254cm" svg:x="18.54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1-03-17T21:50:52.287677717</dc:date>
    <meta:editing-duration>PT15H30M59S</meta:editing-duration>
    <meta:editing-cycles>39</meta:editing-cycles>
    <meta:generator>LibreOffice/6.0.7.3$Linux_X86_64 LibreOffice_project/00m0$Build-3</meta:generator>
    <meta:document-statistic meta:object-count="38"/>
  </office:meta>
</office:document-meta>
</file>